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image/png" manifest:full-path="Pictures/Picture1"/>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automatic-styles>
    <style:style style:name="c0" style:family="text">
      <style:text-properties fo:font-family="Sans"/>
    </style:style>
    <style:style style:name="c3" style:family="text">
      <style:text-properties fo:font-family="Sans" fo:font-size="9pt" style:text-underline-type="none" style:text-line-through-type="none" style:text-underline-style="none"/>
    </style:style>
    <style:style style:name="s41" style:family="section">
      <style:section-properties/>
    </style:style>
    <style:style style:name="c42" style:family="text">
      <style:text-properties fo:font-family="Sans" fo:font-size="11pt" style:text-underline-type="none" style:text-line-through-type="none" style:text-underline-style="none"/>
    </style:style>
    <style:style style:name="p6" style:family="paragraph">
      <style:paragraph-properties fo:text-align="justify" fo:margin-top="9pt" fo:margin-bottom="9pt" fo:margin-left="0pt" fo:text-indent="0"/>
    </style:style>
    <style:style style:name="c7" style:family="text">
      <style:text-properties fo:font-family="Sans" fo:font-size="11pt" style:text-underline-type="none" style:text-line-through-type="none" style:text-underline-style="none"/>
    </style:style>
    <style:style style:name="s44" style:family="section">
      <style:section-properties/>
    </style:style>
    <style:style style:name="c8" style:family="text">
      <style:text-properties fo:font-style="italic" fo:font-family="Sans" fo:font-size="11pt" style:text-underline-type="none" style:text-line-through-type="none" style:text-underline-style="none"/>
    </style:style>
    <style:style style:name="T45" style:family="table">
      <style:table-properties/>
    </style:style>
    <style:style style:name="c11" style:family="text">
      <style:text-properties fo:font-weight="bold" fo:font-family="Sans" fo:font-size="16pt" style:text-underline-type="none" style:text-line-through-type="none" style:text-underline-style="none"/>
    </style:style>
    <style:style style:name="p50" style:family="paragraph">
      <style:paragraph-properties fo:text-align="start"/>
    </style:style>
    <style:style style:name="T52" style:family="table">
      <style:table-properties/>
    </style:style>
    <style:style style:name="p53" style:family="paragraph">
      <style:paragraph-properties fo:text-align="start" fo:margin-left="0pt" fo:text-indent="0"/>
    </style:style>
    <style:style style:name="c54" style:family="text">
      <style:text-properties fo:font-weight="bold" fo:font-family="Sans" fo:font-size="9pt" style:text-underline-type="none" style:text-line-through-type="none" style:text-underline-style="none"/>
    </style:style>
    <style:style style:name="p19" style:family="paragraph">
      <style:paragraph-properties fo:margin-bottom="9pt" fo:margin-left="0pt" fo:text-indent="0"/>
    </style:style>
    <style:style style:name="T58" style:family="table">
      <style:table-properties/>
    </style:style>
    <style:style style:name="p59" style:family="paragraph">
      <style:paragraph-properties fo:text-align="center" fo:margin-left="0pt" fo:text-indent="0"/>
    </style:style>
    <style:style style:name="c60" style:family="text">
      <style:text-properties fo:font-style="italic" fo:font-family="Sans" fo:font-size="9pt" style:text-underline-type="none" style:text-line-through-type="none" style:text-underline-style="none"/>
    </style:style>
    <style:style style:name="T64" style:family="table">
      <style:table-properties/>
    </style:style>
    <style:style style:name="T65" style:family="table">
      <style:table-properties/>
    </style:style>
    <style:style style:name="p29" style:family="paragraph">
      <style:paragraph-properties fo:margin-top="9pt" fo:margin-bottom="9pt" fo:margin-left="0pt" fo:text-indent="0"/>
    </style:style>
    <style:style style:name="p30" style:family="paragraph">
      <style:paragraph-properties fo:margin-left="0pt" fo:text-indent="0"/>
    </style:style>
  </office:automatic-styles>
  <office:body>
    <office:text>
      <text:p text:style-name="p19"><text:span text:style-name="c3">first line</text:span></text:p>
      <text:p text:style-name="p6"><text:span>
          <draw:frame draw:name=":/images/logo32.png" svg:width="48pt" svg:height="24pt">
            <draw:image xlink:href="Pictures/Picture1"/>
          </draw:frame>
        </text:span><text:span text:style-name="c8"> Try to select this image by clicking and dragging over it with the mouse, or use the text cursor to select it by holding down Shift and using the arrow keys. You can then cut or copy it, and pasting it into different parts of this document.</text:span></text:p>
      <text:p text:style-name="p6"><text:span text:style-name="c11">Tables</text:span></text:p>
      <text:p text:style-name="p6"><text:span text:style-name="c7">QTextEdit can arrange and format tables, supporting features such as row and column spans, text formatting within cells, and size constraints for columns. </text:span></text:p>
      <text:p text:style-name="p30"/>
      <text:p text:style-name="p30"/>
      <table:table>
        <table:table-column table:number-columns-repeated="4"/>
        <table:table-row>
          <table:table-cell table:style-name="T52">
            <text:p text:style-name="p53"><text:span text:style-name="c3"> </text:span></text:p>
          </table:table-cell>
          <table:table-cell table:style-name="T52">
            <text:p text:style-name="p53"><text:span text:style-name="c54">Development Tools </text:span></text:p>
          </table:table-cell>
          <table:table-cell table:style-name="T52">
            <text:p text:style-name="p53"><text:span text:style-name="c54">Programming Techniques </text:span></text:p>
          </table:table-cell>
          <table:table-cell table:style-name="T52">
            <text:p text:style-name="p53"><text:span text:style-name="c54">Graphical User Interfaces </text:span></text:p>
          </table:table-cell>
        </table:table-row>
        <table:table-row>
          <table:table-cell table:style-name="T52">
            <text:p text:style-name="p53"><text:span text:style-name="c54">9:00 - 11:00 </text:span></text:p>
          </table:table-cell>
          <table:table-cell table:number-columns-spanned="3" table:style-name="T58">
            <text:p text:style-name="p59"><text:span text:style-name="c3">Introduction to </text:span><text:span text:style-name="c60">Qt </text:span></text:p>
          </table:table-cell>
        </table:table-row>
        <table:table-row>
          <table:table-cell table:style-name="T52">
            <text:p text:style-name="p53"><text:span text:style-name="c54">11:00 - 13:00 </text:span></text:p>
          </table:table-cell>
          <table:table-cell table:style-name="T52">
            <text:p text:style-name="p53"><text:span text:style-name="c3">Using </text:span><text:span text:style-name="c60">qmake</text:span><text:span text:style-name="c3"> </text:span></text:p>
          </table:table-cell>
          <table:table-cell table:style-name="T52">
            <text:p text:style-name="p53"><text:span text:style-name="c3">Object-oriented Programming </text:span></text:p>
          </table:table-cell>
          <table:table-cell table:style-name="T52">
            <text:p text:style-name="p53"><text:span text:style-name="c3">Layouts in </text:span><text:span text:style-name="c60">Qt</text:span><text:span text:style-name="c3"> </text:span></text:p>
          </table:table-cell>
        </table:table-row>
        <table:table-row>
          <table:table-cell table:style-name="T52">
            <text:p text:style-name="p53"><text:span text:style-name="c54">13:00 - 15:00 </text:span></text:p>
          </table:table-cell>
          <table:table-cell table:style-name="T52">
            <text:p text:style-name="p53"><text:span text:style-name="c60">Qt Designer</text:span><text:span text:style-name="c3"> Tutorial </text:span></text:p>
          </table:table-cell>
          <table:table-cell table:number-rows-spanned="2" table:style-name="T64">
            <text:p text:style-name="p53"><text:span text:style-name="c3">Extreme Programming </text:span></text:p>
          </table:table-cell>
          <table:table-cell table:style-name="T52">
            <text:p text:style-name="p53"><text:span text:style-name="c3">Writing Custom Styles </text:span></text:p>
          </table:table-cell>
        </table:table-row>
        <table:table-row>
          <table:table-cell table:style-name="T52">
            <text:p text:style-name="p53"><text:span text:style-name="c54">15:00 - 17:00 </text:span></text:p>
          </table:table-cell>
          <table:table-cell table:style-name="T52">
            <text:p text:style-name="p53"><text:span text:style-name="c60">Qt Linguist</text:span><text:span text:style-name="c3"> and Internationalization </text:span></text:p>
          </table:table-cell>
          <table:table-cell table:style-name="T52">
            <text:p text:style-name="p50"/>
          </table:table-cell>
        </table:table-row>
      </table:table>
      <text:p text:style-name="p30"/>
      <text:p text:style-name="p29"/>
    </office:text>
  </office:body>
</office:document-content>
</file>